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a236a" officeooo:paragraph-rsid="0006b800"/>
    </style:style>
    <style:style style:name="P2" style:family="paragraph" style:parent-style-name="Standard">
      <style:text-properties officeooo:rsid="00169256" officeooo:paragraph-rsid="0006b800"/>
    </style:style>
    <style:style style:name="P3" style:family="paragraph" style:parent-style-name="Standard">
      <style:text-properties officeooo:rsid="00169256" officeooo:paragraph-rsid="00186b52"/>
    </style:style>
    <style:style style:name="P4" style:family="paragraph" style:parent-style-name="Standard">
      <style:text-properties officeooo:rsid="00055c31" officeooo:paragraph-rsid="0006b800"/>
    </style:style>
    <style:style style:name="P5" style:family="paragraph" style:parent-style-name="Standard">
      <style:text-properties officeooo:rsid="000a5cd5" officeooo:paragraph-rsid="0006b800"/>
    </style:style>
    <style:style style:name="P6" style:family="paragraph" style:parent-style-name="Standard">
      <style:text-properties officeooo:rsid="0007e30f" officeooo:paragraph-rsid="0006b800"/>
    </style:style>
    <style:style style:name="P7" style:family="paragraph" style:parent-style-name="Standard">
      <style:text-properties officeooo:rsid="0007e30f" officeooo:paragraph-rsid="000d2b15"/>
    </style:style>
    <style:style style:name="P8" style:family="paragraph" style:parent-style-name="Standard">
      <style:text-properties officeooo:rsid="0007e30f" officeooo:paragraph-rsid="00150916"/>
    </style:style>
    <style:style style:name="P9" style:family="paragraph" style:parent-style-name="Standard">
      <style:text-properties officeooo:rsid="0007e30f" officeooo:paragraph-rsid="001e9ded"/>
    </style:style>
    <style:style style:name="P10" style:family="paragraph" style:parent-style-name="Standard">
      <style:text-properties officeooo:rsid="001f5bb8" officeooo:paragraph-rsid="0006b800"/>
    </style:style>
    <style:style style:name="P11" style:family="paragraph" style:parent-style-name="Standard">
      <style:text-properties officeooo:rsid="001f5bb8" officeooo:paragraph-rsid="001dc2bf"/>
    </style:style>
    <style:style style:name="P12" style:family="paragraph" style:parent-style-name="Standard">
      <style:text-properties officeooo:rsid="001f5bb8" officeooo:paragraph-rsid="001f37c5"/>
    </style:style>
    <style:style style:name="P13" style:family="paragraph" style:parent-style-name="Standard">
      <style:text-properties officeooo:paragraph-rsid="000b5a17"/>
    </style:style>
    <style:style style:name="P14" style:family="paragraph" style:parent-style-name="Standard">
      <style:text-properties officeooo:rsid="000b5a17" officeooo:paragraph-rsid="000b5a17"/>
    </style:style>
    <style:style style:name="P15" style:family="paragraph" style:parent-style-name="Standard">
      <style:text-properties officeooo:rsid="000b5a17" officeooo:paragraph-rsid="00150916"/>
    </style:style>
    <style:style style:name="P16" style:family="paragraph" style:parent-style-name="Standard">
      <style:text-properties officeooo:rsid="000b5a17" officeooo:paragraph-rsid="001f37c5"/>
    </style:style>
    <style:style style:name="P17" style:family="paragraph" style:parent-style-name="Standard">
      <style:text-properties officeooo:rsid="001807af" officeooo:paragraph-rsid="00150916"/>
    </style:style>
    <style:style style:name="P18" style:family="paragraph" style:parent-style-name="Standard">
      <style:text-properties officeooo:rsid="001807af" officeooo:paragraph-rsid="001f37c5"/>
    </style:style>
    <style:style style:name="P19" style:family="paragraph" style:parent-style-name="Standard">
      <style:text-properties officeooo:rsid="00186b52" officeooo:paragraph-rsid="00186b52"/>
    </style:style>
    <style:style style:name="P20" style:family="paragraph" style:parent-style-name="Standard">
      <style:text-properties officeooo:rsid="001aa1b0" officeooo:paragraph-rsid="0006b800"/>
    </style:style>
    <style:style style:name="P21" style:family="paragraph" style:parent-style-name="Standard">
      <style:text-properties officeooo:rsid="001e9ded" officeooo:paragraph-rsid="001e9ded"/>
    </style:style>
    <style:style style:name="P22" style:family="paragraph" style:parent-style-name="Standard">
      <style:text-properties fo:font-weight="normal" officeooo:rsid="001f37c5" officeooo:paragraph-rsid="001e9ded" style:font-weight-asian="normal" style:font-weight-complex="normal"/>
    </style:style>
    <style:style style:name="P23" style:family="paragraph" style:parent-style-name="Standard">
      <style:text-properties officeooo:rsid="00146cf2" officeooo:paragraph-rsid="00150916"/>
    </style:style>
    <style:style style:name="P24" style:family="paragraph" style:parent-style-name="Standard">
      <style:text-properties officeooo:rsid="001dc2bf" officeooo:paragraph-rsid="001dc2bf"/>
    </style:style>
    <style:style style:name="P25" style:family="paragraph">
      <style:paragraph-properties fo:text-align="center"/>
    </style:style>
    <style:style style:name="T1" style:family="text">
      <style:text-properties officeooo:rsid="00266da8"/>
    </style:style>
    <style:style style:name="T2" style:family="text">
      <style:text-properties officeooo:rsid="00055c31"/>
    </style:style>
    <style:style style:name="T3" style:family="text">
      <style:text-properties officeooo:rsid="0027edf1"/>
    </style:style>
    <style:style style:name="T4" style:family="text">
      <style:text-properties officeooo:rsid="002ce12a"/>
    </style:style>
    <style:style style:name="T5" style:family="text">
      <style:text-properties officeooo:rsid="0012985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8026" style:font-weight-asian="normal" style:font-weight-complex="normal"/>
    </style:style>
    <style:style style:name="T8" style:family="text">
      <style:text-properties fo:font-weight="normal" officeooo:rsid="00178ca9" style:font-weight-asian="normal" style:font-weight-complex="normal"/>
    </style:style>
    <style:style style:name="T9" style:family="text">
      <style:text-properties fo:font-weight="normal" officeooo:rsid="001e9ded" style:font-weight-asian="normal" style:font-weight-complex="normal"/>
    </style:style>
    <style:style style:name="T10" style:family="text">
      <style:text-properties fo:font-weight="normal" officeooo:rsid="00266da8" style:font-weight-asian="normal" style:font-weight-complex="normal"/>
    </style:style>
    <style:style style:name="T11" style:family="text">
      <style:text-properties fo:font-weight="normal" officeooo:rsid="001f37c5" style:font-weight-asian="normal" style:font-weight-complex="normal"/>
    </style:style>
    <style:style style:name="T12" style:family="text">
      <style:text-properties fo:font-weight="normal" officeooo:rsid="0020b29e" style:font-weight-asian="normal" style:font-weight-complex="normal"/>
    </style:style>
    <style:style style:name="T13" style:family="text">
      <style:text-properties fo:font-weight="normal" officeooo:rsid="0027eb23" style:font-weight-asian="normal" style:font-weight-complex="normal"/>
    </style:style>
    <style:style style:name="T14" style:family="text">
      <style:text-properties officeooo:rsid="00146cf2"/>
    </style:style>
    <style:style style:name="T15" style:family="text">
      <style:text-properties officeooo:rsid="00150916"/>
    </style:style>
    <style:style style:name="T16" style:family="text">
      <style:text-properties officeooo:rsid="0016deaf"/>
    </style:style>
    <style:style style:name="T17" style:family="text">
      <style:text-properties officeooo:rsid="0019856b"/>
    </style:style>
    <style:style style:name="T18" style:family="text">
      <style:text-properties officeooo:rsid="001dc2bf"/>
    </style:style>
    <style:style style:name="T19" style:family="text">
      <style:text-properties officeooo:rsid="000ca90c"/>
    </style:style>
    <style:style style:name="T20" style:family="text">
      <style:text-properties officeooo:rsid="001e9ded"/>
    </style:style>
    <style:style style:name="T21" style:family="text">
      <style:text-properties officeooo:rsid="001f37c5"/>
    </style:style>
    <style:style style:name="T22" style:family="text">
      <style:text-properties style:font-name="Liberation Serif1" officeooo:rsid="001f37c5" style:font-name-asian="Liberation Serif1" style:font-name-complex="Liberation Serif1"/>
    </style:style>
    <style:style style:name="T23" style:family="text">
      <style:text-properties style:font-name="Liberation Serif1" officeooo:rsid="001f37c5" style:font-name-asian="Droid Sans Fallback" style:font-name-complex="FreeSans"/>
    </style:style>
    <style:style style:name="T24" style:family="text">
      <style:text-properties style:font-name="Liberation Serif" officeooo:rsid="001f37c5" style:font-name-asian="Droid Sans Fallback" style:font-name-complex="FreeSans"/>
    </style:style>
    <style:style style:name="T25" style:family="text">
      <style:text-properties officeooo:rsid="00215ee1"/>
    </style:style>
    <style:style style:name="gr1" style:family="graphic">
      <style:graphic-properties draw:stroke="dash" draw:stroke-dash="Dashed_20__28_var_29__20_4" svg:stroke-width="0.99pt" svg:stroke-color="#000000" svg:stroke-opacity="75%" draw:stroke-linejoin="miter" draw:fill-color="#00cc00" draw:opacity="50%" draw:textarea-horizontal-align="center" draw:textarea-vertical-align="middle" fo:padding-top="0.51pt" fo:padding-bottom="0.51pt" fo:padding-left="0.51pt" fo:padding-right="0.51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2.01pt" svg:stroke-color="#000000" svg:stroke-opacity="75%" draw:stroke-linejoin="miter" draw:fill-color="#00cc00" draw:opacity="50%" draw:textarea-horizontal-align="center" draw:textarea-vertical-align="middle" fo:padding-top="0.99pt" fo:padding-bottom="0.99pt" fo:padding-left="0.99pt" fo:padding-right="0.99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.99pt" svg:stroke-color="#000000" svg:stroke-opacity="75%" draw:stroke-linejoin="miter" draw:fill-color="#000000" draw:opacity="100%" draw:textarea-horizontal-align="center" draw:textarea-vertical-align="middle" fo:padding-top="0.51pt" fo:padding-bottom="0.51pt" fo:padding-left="0.51pt" fo:padding-right="0.51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ed_20__28_var_29__20_4" svg:stroke-width="0.51pt" svg:stroke-color="#000000" svg:stroke-opacity="75%" draw:stroke-linejoin="miter" draw:fill-color="#00cc00" draw:opacity="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5" drawooo:display="printer" svg:width="0pt" svg:height="0pt" svg:x="380.01pt" svg:y="740.01pt" svg:viewBox="0 0 0 0" draw:points="0,0">
        <text:p/>
      </draw:polygon>
      <draw:polygon text:anchor-type="page" text:anchor-page-number="1" draw:z-index="1" draw:name="turtle" draw:style-name="gr2" draw:text-style-name="P25" drawooo:display="printer" svg:width="0pt" svg:height="0pt" svg:x="296.59pt" svg:y="419.9pt" svg:viewBox="0 0 0 0" draw:points="0,0">
        <text:p/>
      </draw:polygon>
      <draw:polygon text:anchor-type="page" text:anchor-page-number="1" draw:z-index="2" draw:name="turtle" draw:style-name="gr3" draw:text-style-name="P25" drawooo:display="printer" svg:width="0pt" svg:height="0pt" svg:x="297.16pt" svg:y="420.46pt" svg:viewBox="0 0 0 0" draw:points="0,0">
        <text:p/>
      </draw:polygon>
      <draw:polygon text:anchor-type="page" text:anchor-page-number="1" draw:z-index="3" draw:name="turtle" draw:style-name="gr4" draw:text-style-name="P25" drawooo:display="printer" svg:width="0pt" svg:height="0pt" svg:x="297.64pt" svg:y="421pt" svg:viewBox="0 0 0 0" draw:points="0,0">
        <text:p/>
      </draw:polygon>
      <text:p text:style-name="P13">CLEARSCREEN<text:tab/><text:tab/>; <text:span text:style-name="T1">pulisco il foglio</text:span></text:p>
      <text:p text:style-name="P2">HOME<text:tab/><text:tab/><text:tab/><text:tab/>; <text:span text:style-name="T1">tartaruga a casa</text:span></text:p>
      <text:p text:style-name="P19"><text:span text:style-name="T25">HIDE</text:span>TURTLE</text:p>
      <text:p text:style-name="P4">PENUP<text:tab/><text:tab/><text:tab/>; <text:span text:style-name="T1">alzo la penna</text:span></text:p>
      <text:p text:style-name="P20"><text:span text:style-name="T9">N</text:span><text:span text:style-name="T6">P = </text:span><text:span text:style-name="T12">100</text:span><text:span text:style-name="T9"><text:tab/></text:span><text:span text:style-name="T6"><text:tab/><text:tab/>; </text:span><text:span text:style-name="T10">numero poligoni</text:span></text:p>
      <text:p text:style-name="P21"><text:span text:style-name="T10">R </text:span><text:span text:style-name="T6">= 100<text:tab/><text:tab/><text:tab/>; </text:span><text:span text:style-name="T13">raggio</text:span><text:span text:style-name="T6"> poligoni – </text:span><text:span text:style-name="T11">tengo fiss</text:span><text:span text:style-name="T13">o</text:span><text:span text:style-name="T11"> </text:span><text:span text:style-name="T13">il raggio</text:span><text:span text:style-name="T11"> per tutti i poligoni</text:span></text:p>
      <text:p text:style-name="P22"><text:tab/><text:tab/><text:tab/><text:tab/>; cosicché risultano tutti inscritti nello stesso cerchio di raggio R</text:p>
      <text:p text:style-name="P5"/>
      <text:p text:style-name="P6">REPEAT <text:span text:style-name="T20">NP</text:span> [<text:tab/><text:tab/><text:tab/>; <text:span text:style-name="T1">ciclo sui poligoni</text:span></text:p>
      <text:p text:style-name="P9"><text:span text:style-name="T7"><text:tab/></text:span><text:span text:style-name="T8">HOME</text:span><text:span text:style-name="T7"><text:tab/><text:tab/></text:span></text:p>
      <text:p text:style-name="P9"><text:span text:style-name="T7"><text:tab/>N = REPCOUNT+2<text:tab/>; </text:span><text:span text:style-name="T9">numero lati poligono</text:span></text:p>
      <text:p text:style-name="P18"><text:tab/>A = 360/N<text:tab/><text:tab/>; <text:span text:style-name="T21">angoli supplementari degli angoli interni: quelli di cui gira</text:span></text:p>
      <text:p text:style-name="P18"><text:tab/><text:tab/><text:tab/><text:tab/>; <text:span text:style-name="T21">la tartaruga ad ogni vertice <text:s/>(N→</text:span><text:span text:style-name="T22">∞</text:span><text:span text:style-name="T24"> <text:s/></text:span><text:span text:style-name="T23">=&gt; A→0)</text:span></text:p>
      <text:p text:style-name="P18"><text:tab/><text:span text:style-name="T17">AI = 180*(N-2)/N<text:tab/>; angoli interni <text:s/>(N→</text:span><text:span text:style-name="T22">∞</text:span><text:span text:style-name="T24"> <text:s/></text:span><text:span text:style-name="T23">=&gt; AI→180)</text:span></text:p>
      <text:p text:style-name="P17"><text:tab/>L = ABS(2*R*SIN(A/2*<text:span text:style-name="T16">PI/180</text:span>))<text:tab/>; <text:span text:style-name="T20">lato</text:span></text:p>
      <text:p text:style-name="P8"/>
      <text:p text:style-name="P6">;<text:tab/><text:span text:style-name="T3">Disegno il poligono</text:span></text:p>
      <text:p text:style-name="P14"/>
      <text:p text:style-name="P14"><text:tab/><text:span text:style-name="T14">X0P = POSITION[0]</text:span></text:p>
      <text:p text:style-name="P14"><text:tab/><text:span text:style-name="T14">Y0P = POSITION[1]</text:span></text:p>
      <text:p text:style-name="P14"/>
      <text:p text:style-name="P15"><text:tab/><text:span text:style-name="T21">FILLCOLOR “white” PENDOWN CIRCLE 3 PENUP</text:span></text:p>
      <text:p text:style-name="P14"><text:tab/><text:span text:style-name="T14">POSITION [X0P,Y0P]<text:tab/>; vado al centro</text:span></text:p>
      <text:p text:style-name="P23"><text:tab/>HEADING 0<text:tab/><text:tab/><text:tab/>; mi dirigo in su</text:p>
      <text:p text:style-name="P19"><text:tab/>FORWARD R<text:tab/><text:tab/><text:tab/>; <text:span text:style-name="T21">percorro il raggio</text:span></text:p>
      <text:p text:style-name="P19"><text:tab/>RIGHT 90<text:tab/><text:tab/><text:tab/>; <text:span text:style-name="T21">90° a destra (direzione tangente al cerchio circoscritto)</text:span></text:p>
      <text:p text:style-name="P14"><text:tab/><text:span text:style-name="T14">RIGHT (180 – AI)/2<text:tab/><text:tab/>; direzione primo lato da disegnare</text:span></text:p>
      <text:p text:style-name="P16"><text:tab/><text:span text:style-name="T15">PENDOWN<text:tab/><text:tab/><text:tab/>; giù la penna</text:span></text:p>
      <text:p text:style-name="P7"><text:tab/><text:span text:style-name="T5">REPCOUNT2 = REPCOUNT<text:tab/>; salvo contatore ciclo esterno su poligoni</text:span></text:p>
      <text:p text:style-name="P10"><text:tab/>REPEAT N [<text:tab/>; <text:span text:style-name="T4">ciclo sui lati del poligono</text:span></text:p>
      <text:p text:style-name="P3"><text:tab/><text:tab/>FORWARD L RIGHT A</text:p>
      <text:p text:style-name="P10"><text:tab/>]</text:p>
      <text:p text:style-name="P12"><text:tab/><text:span text:style-name="T5">REPCOUNT = REPCOUNT2<text:tab/>; recupero contatore ciclo esterno su poligoni</text:span></text:p>
      <text:p text:style-name="P10"><text:tab/><text:span text:style-name="T2">PENUP<text:tab/><text:tab/><text:tab/><text:tab/>; alzo la penna</text:span></text:p>
      <text:p text:style-name="P10"><text:tab/><text:span text:style-name="T18">POSITION [X0P,Y0P]<text:tab/><text:tab/>; torno al centro </text:span></text:p>
      <text:p text:style-name="P10"><text:tab/><text:span text:style-name="T18">FORWARD 10<text:tab/><text:tab/><text:tab/>; vado un po' sotto per scrivere etichetta</text:span></text:p>
      <text:p text:style-name="P11"><text:tab/><text:span text:style-name="T18">FILLCOLOR “white”<text:tab/><text:tab/><text:tab/>; cancello...</text:span></text:p>
      <text:p text:style-name="P11"><text:tab/><text:span text:style-name="T18">RECTANGLE [40,12]<text:tab/><text:tab/>; … quella precedente</text:span></text:p>
      <text:p text:style-name="P11"><text:tab/><text:span text:style-name="T18">HEADING 0<text:tab/><text:tab/><text:tab/><text:tab/>; mi giro in su per...</text:span></text:p>
      <text:p text:style-name="P11"><text:tab/><text:span text:style-name="T19">LABEL “N = ” + STR REPCOUNT<text:tab/>; … scrivere etichetta corrente </text:span></text:p>
      <text:p text:style-name="P11"><text:tab/><text:span text:style-name="T18">HEADING 6h<text:tab/><text:tab/><text:tab/><text:tab/>; mi rigiro in giù</text:span></text:p>
      <text:p text:style-name="P24"><text:tab/>BACK 10<text:tab/><text:tab/><text:tab/><text:tab/>; torno alo centro</text:p>
      <text:p text:style-name="P6"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57pt" draw:distance="0.57pt"/>
    <draw:stroke-dash draw:name="Dashed_20__28_var_29__20_5" draw:display-name="Dashed (var) 5" draw:style="rect" draw:dots1="1" draw:distance="0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9:43:48.655523193</meta:creation-date>
    <dc:date>2016-08-16T12:24:38.007660450</dc:date>
    <meta:editing-duration>PT12H53M18S</meta:editing-duration>
    <meta:editing-cycles>19</meta:editing-cycles>
    <meta:generator>LibreOffice/4.2.8.2$Linux_x86 LibreOffice_project/420m0$Build-2</meta:generator>
    <meta:document-statistic meta:table-count="0" meta:image-count="0" meta:object-count="0" meta:page-count="1" meta:paragraph-count="39" meta:word-count="257" meta:character-count="1455" meta:non-whitespace-character-count="1150"/>
  </office:meta>
</office:document-meta>
</file>